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 manifest:full-path="MyPrivateStorage/Layout"/>
  <manifest:file-entry manifest:media-type="vnd.MyVendor.MyProject.StorageType" manifest:full-path="MyPrivateStorag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Mono" svg:font-family="'Droid Sans Mon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office:font-face-decls>
  <office:automatic-styles>
    <style:style style:name="Table2" style:family="table">
      <style:table-properties style:width="16.27cm" fo:margin-left="-0.023cm" table:align="left"/>
    </style:style>
    <style:style style:name="Table2.A" style:family="table-column">
      <style:table-column-properties style:column-width="1.596cm"/>
    </style:style>
    <style:style style:name="Table2.B" style:family="table-column">
      <style:table-column-properties style:column-width="1.672cm"/>
    </style:style>
    <style:style style:name="Table2.C" style:family="table-column">
      <style:table-column-properties style:column-width="1.75cm"/>
    </style:style>
    <style:style style:name="Table2.D" style:family="table-column">
      <style:table-column-properties style:column-width="9.001cm"/>
    </style:style>
    <style:style style:name="Table2.E" style:family="table-column">
      <style:table-column-properties style:column-width="2.251cm"/>
    </style:style>
    <style:style style:name="Table2.A1" style:family="table-cell">
      <style:table-cell-properties fo:padding="0.097cm" fo:border-left="0.002cm solid #000000" fo:border-right="none" fo:border-top="0.002cm solid #000000" fo:border-bottom="0.002cm solid #000000" style:writing-mode="lr-tb"/>
    </style:style>
    <style:style style:name="Table2.B1" style:family="table-cell">
      <style:table-cell-properties fo:padding-left="0.018cm" fo:padding-right="0.018cm" fo:padding-top="0cm" fo:padding-bottom="0cm" fo:border-left="0.002cm solid #000000" fo:border-right="none" fo:border-top="0.002cm solid #000000" fo:border-bottom="0.002cm solid #000000" style:writing-mode="lr-tb"/>
    </style:style>
    <style:style style:name="Table2.C1" style:family="table-cell">
      <style:table-cell-properties fo:padding-left="0.018cm" fo:padding-right="0.018cm" fo:padding-top="0cm" fo:padding-bottom="0cm" fo:border="0.002cm solid #000000" style:writing-mode="lr-tb"/>
    </style:style>
    <style:style style:name="Table2.E1" style:family="table-cell">
      <style:table-cell-properties fo:padding="0.097cm" fo:border="0.002cm solid #000000" style:writing-mode="lr-tb"/>
    </style:style>
    <style:style style:name="Table2.A2" style:family="table-cell">
      <style:table-cell-properties fo:padding="0.097cm" fo:border-left="0.002cm solid #000000" fo:border-right="none" fo:border-top="none" fo:border-bottom="0.002cm solid #000000" style:writing-mode="lr-tb"/>
    </style:style>
    <style:style style:name="Table2.B2" style:family="table-cell">
      <style:table-cell-properties fo:padding-left="0.018cm" fo:padding-right="0.018cm" fo:padding-top="0cm" fo:padding-bottom="0cm" fo:border-left="0.002cm solid #000000" fo:border-right="none" fo:border-top="none" fo:border-bottom="0.002cm solid #000000" style:writing-mode="lr-tb"/>
    </style:style>
    <style:style style:name="Table2.C2" style:family="table-cell">
      <style:table-cell-properties fo:padding-left="0.018cm" fo:padding-right="0.018cm" fo:padding-top="0cm" fo:padding-bottom="0cm" fo:border-left="0.002cm solid #000000" fo:border-right="0.002cm solid #000000" fo:border-top="none" fo:border-bottom="0.002cm solid #000000" style:writing-mode="lr-tb"/>
    </style:style>
    <style:style style:name="Table2.E2" style:family="table-cell">
      <style:table-cell-properties fo:padding="0.097cm" fo:border-left="0.002cm solid #000000" fo:border-right="0.002cm solid #000000" fo:border-top="none" fo:border-bottom="0.002cm solid #000000" style:writing-mode="lr-tb"/>
    </style:style>
    <style:style style:name="P1" style:family="paragraph" style:parent-style-name="Text_20_body">
      <style:text-properties style:font-name="CMU Serif"/>
    </style:style>
    <style:style style:name="P2" style:family="paragraph" style:parent-style-name="Text_20_body">
      <style:text-properties style:font-name="CMU Serif" fo:font-size="10pt" style:font-size-asian="10pt" style:font-size-complex="10pt"/>
    </style:style>
    <style:style style:name="P3" style:family="paragraph" style:parent-style-name="Text_20_body">
      <style:paragraph-properties fo:text-align="center" style:justify-single-word="false"/>
      <style:text-properties style:font-name="CMU Serif" fo:font-size="10pt" style:font-size-asian="10pt" style:font-size-complex="10pt"/>
    </style:style>
    <style:style style:name="P4" style:family="paragraph" style:parent-style-name="Text_20_body">
      <style:paragraph-properties fo:margin-left="0cm" fo:margin-right="0cm" fo:text-indent="5.556cm" style:auto-text-indent="false">
        <style:tab-stops>
          <style:tab-stop style:position="5.689cm"/>
        </style:tab-stops>
      </style:paragraph-properties>
    </style:style>
    <style:style style:name="P5"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fo:font-size="10pt" style:font-size-asian="10pt" style:font-size-complex="10pt"/>
    </style:style>
    <style:style style:name="P6"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style:style>
    <style:style style:name="P7" style:family="paragraph" style:parent-style-name="Text_20_body">
      <style:paragraph-properties fo:break-before="page"/>
      <style:text-properties style:font-name="CMU Serif"/>
    </style:style>
    <style:style style:name="P8" style:family="paragraph" style:parent-style-name="Normal">
      <style:text-properties style:font-name="CMU Serif"/>
    </style:style>
    <style:style style:name="P9" style:family="paragraph" style:parent-style-name="Table_20_Contents">
      <style:text-properties style:font-name="CMU Serif" fo:font-style="italic" style:font-style-asian="italic" style:font-style-complex="italic"/>
    </style:style>
    <style:style style:name="P10" style:family="paragraph" style:parent-style-name="Table_20_Contents">
      <style:text-properties style:font-name="CMU Serif" style:font-style-complex="italic"/>
    </style:style>
    <style:style style:name="P11" style:family="paragraph" style:parent-style-name="TOC_20_1">
      <style:paragraph-properties>
        <style:tab-stops>
          <style:tab-stop style:position="17cm" style:type="right" style:leader-style="dotted" style:leader-text="."/>
        </style:tab-stops>
      </style:paragraph-properties>
    </style:style>
    <style:style style:name="P12" style:family="paragraph" style:parent-style-name="TOC_20_Heading">
      <style:text-properties style:font-name="CMU Serif"/>
    </style:style>
    <style:style style:name="P13" style:family="paragraph" style:parent-style-name="Heading_20_1">
      <style:paragraph-properties fo:text-align="center" style:justify-single-word="false"/>
    </style:style>
    <style:style style:name="P14" style:family="paragraph" style:parent-style-name="Heading_20_1">
      <style:text-properties style:font-name="CMU Serif"/>
    </style:style>
    <style:style style:name="P15" style:family="paragraph" style:parent-style-name="Heading_20_1" style:list-style-name="L1">
      <style:text-properties style:font-name="CMU Serif"/>
    </style:style>
    <style:style style:name="P16" style:family="paragraph" style:parent-style-name="Heading_20_1" style:list-style-name="L1">
      <style:text-properties style:font-name="CMU Serif" style:font-style-complex="italic"/>
    </style:style>
    <style:style style:name="P17" style:family="paragraph" style:parent-style-name="Heading_20_1" style:master-page-name="MP0">
      <style:paragraph-properties fo:text-align="center" style:justify-single-word="false" style:page-number="auto" fo:break-before="page"/>
      <style:text-properties style:font-name="CMU Serif"/>
    </style:style>
    <style:style style:name="P18" style:family="paragraph" style:parent-style-name="Text_20_body">
      <style:text-properties style:font-name="CMU Serif"/>
    </style:style>
    <style:style style:name="P19" style:family="paragraph" style:parent-style-name="Standard" style:list-style-name="L1">
      <style:paragraph-properties fo:margin-top="0.423cm" fo:margin-bottom="0.212cm" fo:break-before="page">
        <style:tab-stops>
          <style:tab-stop style:position="0.388cm"/>
          <style:tab-stop style:position="1.27cm"/>
        </style:tab-stops>
      </style:paragraph-properties>
      <style:text-properties style:font-name="CMU Serif" fo:font-size="14pt" fo:letter-spacing="normal" fo:font-weight="bold"/>
    </style:style>
    <style:style style:name="P20" style:family="paragraph" style:parent-style-name="Standard" style:list-style-name="L1">
      <style:paragraph-properties fo:margin-top="0.423cm" fo:margin-bottom="0.212cm"/>
      <style:text-properties style:font-name="CMU Serif" fo:font-size="14pt" fo:letter-spacing="normal" fo:font-style="italic" fo:font-weight="bold"/>
    </style:style>
    <style:style style:name="P21" style:family="paragraph" style:parent-style-name="Standard" style:list-style-name="L1">
      <style:paragraph-properties fo:margin-top="0.423cm" fo:margin-bottom="0.212cm"/>
      <style:text-properties style:font-name="CMU Serif" fo:font-size="14pt" fo:letter-spacing="normal" fo:font-weight="bold"/>
    </style:style>
    <style:style style:name="P22" style:family="paragraph" style:parent-style-name="Standard" style:list-style-name="L1">
      <style:paragraph-properties fo:margin-top="0cm" fo:margin-bottom="0.212cm"/>
      <style:text-properties style:font-name="CMU Serif" fo:font-size="10pt" style:font-size-asian="10pt" style:font-size-complex="10pt"/>
    </style:style>
    <style:style style:name="P23" style:family="paragraph" style:parent-style-name="Standard" style:list-style-name="L1">
      <style:paragraph-properties fo:margin-top="0cm" fo:margin-bottom="0.212cm"/>
      <style:text-properties style:font-name="CMU Serif" fo:font-size="10pt" fo:letter-spacing="normal"/>
    </style:style>
    <style:style style:name="T1" style:family="text">
      <style:text-properties style:font-name="CMU Serif"/>
    </style:style>
    <style:style style:name="T2" style:family="text">
      <style:text-properties style:font-name="CMU Serif" fo:font-size="10pt" style:font-size-asian="10pt" style:font-size-complex="10pt"/>
    </style:style>
    <style:style style:name="T3" style:family="text">
      <style:text-properties style:font-name="CMU Serif" fo:font-size="10pt" fo:font-style="italic" style:font-size-asian="10pt" style:font-style-asian="italic" style:font-size-complex="10pt" style:font-style-complex="italic"/>
    </style:style>
    <style:style style:name="T4" style:family="text">
      <style:text-properties style:text-position="super 65%" style:font-name="CMU Serif" fo:font-size="10pt" style:font-size-asian="10pt" style:font-size-complex="10pt"/>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xt:bookmark-start text:name="_Toc374020027"/><text:bookmark-start text:name="__RefHeading__698_1817488610"/><text:bookmark-start text:name="_Toc373669948"/>Software Engineering Group Projects –<text:bookmark-end text:name="_Toc374020027"/><text:bookmark-end text:name="__RefHeading__698_1817488610"/><text:bookmark-end text:name="_Toc373669948"/></text:h>
      <text:h text:style-name="P13" text:outline-level="1"><text:bookmark-start text:name="__RefHeading__360_632211959"/><text:span text:style-name="Default_20_Paragraph_20_Font"><text:span text:style-name="T1">Maintenance Manual<text:line-break/></text:span></text:span><text:bookmark-end text:name="__RefHeading__360_632211959"/></text:h>
      <text:p text:style-name="P3"/>
      <text:p text:style-name="P5">Author: <text:s text:c="4"/><text:tab/><text:tab/>Harry Buckley</text:p>
      <text:p text:style-name="P5"/>
      <text:p text:style-name="P5">Config Ref: <text:tab/><text:tab/>?????</text:p>
      <text:p text:style-name="P4"><text:span text:style-name="Default_20_Paragraph_20_Font"><text:span text:style-name="T2">Date: <text:s text:c="8"/><text:tab/><text:tab/>10</text:span></text:span><text:span text:style-name="Default_20_Paragraph_20_Font"><text:span text:style-name="T4">th</text:span></text:span><text:span text:style-name="Default_20_Paragraph_20_Font"><text:span text:style-name="T2"> February <text:s/>2014</text:span></text:span></text:p>
      <text:p text:style-name="P5">Version: <text:s text:c="4"/><text:tab/><text:tab/>1.0 (initial draft)</text:p>
      <text:p text:style-name="P5">Status: <text:s text:c="7"/><text:tab/>Draft</text:p>
      <text:p text:style-name="P5"><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epartment of Computer Science</text:p>
      <text:p text:style-name="P5">Aberystwyth University</text:p>
      <text:p text:style-name="P5">Aberystwyth</text:p>
      <text:p text:style-name="P5">Ceredigion</text:p>
      <text:p text:style-name="P5">SY23 3DB</text:p>
      <text:p text:style-name="P5">Copyright © Aberystwyth University 2013</text:p>
      <text:p text:style-name="P5"/>
      <text:p text:style-name="P5"/>
      <text:p text:style-name="P5"/>
      <text:p text:style-name="P12"><text:bookmark-start text:name="_Toc374020029"/><text:soft-page-break/>Table of Contents<text:bookmark-end text:name="_Toc374020029"/></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11"><text:a xlink:type="simple" xlink:href="#__RefHeading__698_1817488610">Software Engineering Group Projects –<text:tab/>1</text:a></text:p>
          <text:p text:style-name="P11"><text:a xlink:type="simple" xlink:href="#__RefHeading__360_632211959">Maintenance Manual<text:line-break/><text:tab/>1</text:a></text:p>
          <text:p text:style-name="P11"><text:a xlink:type="simple" xlink:href="#__RefHeading__4419_1900211471">2. Program Structure <text:tab/>4</text:a></text:p>
          <text:p text:style-name="P11"><text:a xlink:type="simple" xlink:href="#__RefHeading__4421_1900211471">3. Main Algorithms<text:tab/>4</text:a></text:p>
          <text:p text:style-name="P11"><text:a xlink:type="simple" xlink:href="#__RefHeading__4423_1900211471">4. Significant Data Structures<text:tab/>4</text:a></text:p>
          <text:p text:style-name="P11"><text:a xlink:type="simple" xlink:href="#__RefHeading__4425_1900211471">5. Files<text:tab/>4</text:a></text:p>
          <text:p text:style-name="P11"><text:a xlink:type="simple" xlink:href="#__RefHeading__4427_1900211471">6. Interfaces <text:tab/>4</text:a></text:p>
          <text:p text:style-name="P11"><text:a xlink:type="simple" xlink:href="#__RefHeading__4429_1900211471">7. Possible improvements<text:tab/>4</text:a></text:p>
          <text:p text:style-name="P11"><text:a xlink:type="simple" xlink:href="#__RefHeading__4431_1900211471">8. Physical limitations of the program<text:tab/>4</text:a></text:p>
          <text:p text:style-name="P11"><text:a xlink:type="simple" xlink:href="#__RefHeading__4433_1900211471">9. Rebuilding and Testing<text:tab/>4</text:a></text:p>
        </text:index-body>
      </text:table-of-content>
      <text:p text:style-name="P8"/>
      <text:p text:style-name="P5"/>
      <text:p text:style-name="P6"/>
      <text:list xml:id="list3520129970660281775" text:style-name="L1">
        <text:list-item>
          <text:p text:style-name="P19">INTRODUCTION</text:p>
          <text:p text:style-name="P22">...</text:p>
        </text:list-item>
        <text:list-item>
          <text:p text:style-name="P20">1.1 Purpose</text:p>
          <text:p text:style-name="P23">The purpose of this document is to provide maintainers of this program relevant information to aide in the production of future versions.</text:p>
        </text:list-item>
        <text:list-item>
          <text:p text:style-name="P20">1.2 Scope</text:p>
          <text:p text:style-name="P23">This document covers the main areas of the program, covering how certain features work and where the functionality of the program is defined. Precise information on how future feature will be implemented is out of the scope of this document.</text:p>
        </text:list-item>
        <text:list-item>
          <text:p text:style-name="P21">1.3 Objective</text:p>
          <text:p text:style-name="P23">...</text:p>
        </text:list-item>
      </text:list>
      <text:p text:style-name="P7"/>
      <text:list xml:id="list413966109" text:style-name="L1">
        <text:list-item text:start-value="1">
          <text:p text:style-name="P15">Program Description</text:p>
        </text:list-item>
      </text:list>
      <text:p text:style-name="P1">The function of this program is to allow the user to document walks. The path of the walk is tracked by the GPS of the device and by tracking the GPS <text:s/>of the device and providing the user with the means add places of interest.</text:p>
      <text:h text:style-name="P14" text:outline-level="1"><text:bookmark-start text:name="__RefHeading__4419_1900211471"/>2. Program Structure <text:bookmark-end text:name="__RefHeading__4419_1900211471"/></text:h>
      <text:p text:style-name="Text_20_body"><text:span text:style-name="T1"><text:tab/>The program is organised in to Android Activities classes that control the application until a new Activity is started.</text:span></text:p>
      <text:p text:style-name="Text_20_body"><text:span text:style-name="T1"><text:tab/>The initial activity that the used sees is the StartScreen, that presents the user with a button prompting the start of a new walk, this button will start a new activity that creates the walk.</text:span></text:p>
      <text:p text:style-name="Text_20_body"><text:span text:style-name="T1"><text:tab/>WalkSetupScreen allows the user to enter basic walk data such as title and description. This input is used to create a new walk.</text:span></text:p>
      <text:p text:style-name="Text_20_body"><text:span text:style-name="T1"><text:tab/>The majority of <text:s/>functionality is dealt with by the WalkScreen, it is responsible for the providing the user with options about the walk. From here places of interest can be created and added to the current walk.</text:span></text:p>
      <text:h text:style-name="P14" text:outline-level="1" text:is-list-header="true"><text:bookmark-start text:name="__RefHeading__4423_1900211471"/>3. Data Structures<text:bookmark-end text:name="__RefHeading__4423_1900211471"/></text:h>
      <text:p text:style-name="P1"><text:tab/>WalkModel, stores all the information created during a walk. This includes a title, long and short summary of the walk, and a list of LocationPoints.</text:p>
      <text:p text:style-name="P1"><text:tab/>LocationPoint, stores the coordinates that where recorded as well as a time stamp taken at the the time of recording.</text:p>
      <text:p text:style-name="P1"><text:tab/>PointOfInterest extends LocationPoint by adding variables to holds data on, the given title of the poi, description and a list of ImageInformation.</text:p>
      <text:p text:style-name="P1"><text:tab/>ImageInformation, just holds the file path to the added image.</text:p>
      <text:h text:style-name="P14" text:outline-level="1">4. <text:s/>Significant Algorithms</text:h>
      <text:p text:style-name="P1"><text:s/><text:tab/>JSON encoding,</text:p>
      <text:p text:style-name="P1">json walkObject</text:p>
      <text:p text:style-name="P1">json pathArry</text:p>
      <text:p text:style-name="P1">json imageArray</text:p>
      <text:p text:style-name="P1">walkObject.add( walk.title )</text:p>
      <text:p text:style-name="P1">walkObject.add( walk.description)</text:p>
      <text:p text:style-name="P1">walkObject.add( walk.short_description)</text:p>
      <text:p text:style-name="P1"><text:soft-page-break/>walkObject.add( walk.distance)</text:p>
      <text:p text:style-name="P1">walkObject.add( walk.time_taken)</text:p>
      <text:p text:style-name="P1">json pathArry</text:p>
      <text:p text:style-name="P1">foreach (point : walk.path)</text:p>
      <text:p text:style-name="P1">json jsonpoint</text:p>
      <text:p text:style-name="P1">jsonpoint.add( point.lat)</text:p>
      <text:p text:style-name="P1">jsonpoint.add( point.lng)</text:p>
      <text:p text:style-name="P1">jsonpoint.add(point.time_stamp)</text:p>
      <text:p text:style-name="P1">if(point is instance of PointOfInterest)</text:p>
      <text:p text:style-name="P1">jsonpoint.add( point.description)</text:p>
      <text:p text:style-name="P1">jsonpoint.add( point.title)</text:p>
      <text:p text:style-name="P1">foreach (image point.images)</text:p>
      <text:p text:style-name="P1">json.add(image.filedata)</text:p>
      <text:p text:style-name="P1"><text:tab/>file_saver...</text:p>
      <text:h text:style-name="P14" text:outline-level="1"><text:bookmark-start text:name="__RefHeading__4425_1900211471"/>5. Files<text:bookmark-end text:name="__RefHeading__4425_1900211471"/></text:h>
      <text:p text:style-name="P1"><text:tab/>Image for walkScreen background,</text:p>
      <text:h text:style-name="P14" text:outline-level="1"><text:bookmark-start text:name="__RefHeading__4427_1900211471"/>6. Interfaces <text:bookmark-end text:name="__RefHeading__4427_1900211471"/></text:h>
      <text:p text:style-name="P1"/>
      <text:h text:style-name="P14" text:outline-level="1"><text:bookmark-start text:name="__RefHeading__4429_1900211471"/>7. Possible improvements<text:bookmark-end text:name="__RefHeading__4429_1900211471"/></text:h>
      <text:p text:style-name="P1"><text:tab/>Not crashing.</text:p>
      <text:h text:style-name="P14" text:outline-level="1"><text:bookmark-start text:name="__RefHeading__4431_1900211471"/>8. Physical limitations of the program<text:bookmark-end text:name="__RefHeading__4431_1900211471"/></text:h>
      <text:p text:style-name="P1"><text:tab/>The number of images that can be successfully uploaded depends in part on the amount of available memory on the device.</text:p>
      <text:h text:style-name="P14" text:outline-level="1"><text:bookmark-start text:name="__RefHeading__4433_1900211471"/>9. Rebuilding and Testing<text:bookmark-end text:name="__RefHeading__4433_1900211471"/></text:h>
      <text:p text:style-name="P1"><text:tab/></text:p>
      <text:p text:style-name="P7"/>
      <text:p text:style-name="P1"/>
      <text:list xml:id="list2019478614" text:style-name="L1">
        <text:list-item>
          <text:p text:style-name="P16"><text:bookmark-start text:name="_Toc374020081"/><text:bookmark-start text:name="__RefHeading__458_1210628608"/><text:bookmark-start text:name="_Toc373669999"/>DOCUMENT HISTORY<text:bookmark-end text:name="_Toc374020081"/><text:bookmark-end text:name="__RefHeading__458_1210628608"/><text:bookmark-end text:name="_Toc373669999"/></text:p>
        </text:list-item>
      </text:list>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9">Version</text:p>
          </table:table-cell>
          <table:table-cell table:style-name="Table2.B1" office:value-type="string">
            <text:p text:style-name="P9">CCF No.</text:p>
          </table:table-cell>
          <table:table-cell table:style-name="Table2.C1" office:value-type="string">
            <text:p text:style-name="P9">Date</text:p>
          </table:table-cell>
          <table:table-cell table:style-name="Table2.B1" office:value-type="string">
            <text:p text:style-name="P9">Changes Made to document</text:p>
          </table:table-cell>
          <table:table-cell table:style-name="Table2.E1" office:value-type="string">
            <text:p text:style-name="P9">Changed by</text:p>
          </table:table-cell>
        </table:table-row>
        <table:table-row>
          <table:table-cell table:style-name="Table2.A2" office:value-type="string">
            <text:p text:style-name="P10">1.0</text:p>
          </table:table-cell>
          <table:table-cell table:style-name="Table2.B2" office:value-type="string">
            <text:p text:style-name="P10">N/A</text:p>
          </table:table-cell>
          <table:table-cell table:style-name="Table2.C2" office:value-type="string">
            <text:p text:style-name="P10">10/02/14</text:p>
          </table:table-cell>
          <table:table-cell table:style-name="Table2.B2" office:value-type="string">
            <text:p text:style-name="P10">Created document</text:p>
          </table:table-cell>
          <table:table-cell table:style-name="Table2.E2" office:value-type="string">
            <text:p text:style-name="P10">HFB1</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Mono" svg:font-family="'Droid Sans Mon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roid Sans Mono" fo:font-size="10pt" style:font-name-asian="WenQuanYi Micro Hei" style:font-size-asian="10pt" style:font-size-complex="10pt"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2" style:display-name="Contents 2" style:family="paragraph" style:parent-style-name="Index" style:class="index">
      <style:paragraph-properties fo:margin="100%" fo:margin-left="0.499cm" fo:margin-right="0cm" fo:margin-top="0cm" fo:margin-bottom="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List_20_Paragraph" style:display-name="List Paragraph" style:family="paragraph" style:parent-style-name="Normal">
      <style:paragraph-properties fo:margin="100%" fo:margin-left="1.27cm" fo:margin-right="0cm" fo:margin-top="0cm" fo:margin-bottom="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No_20_Spacing" style:display-name="No Spacing" style:family="paragraph">
      <style:paragraph-properties fo:hyphenation-ladder-count="no-limit"/>
      <style:text-properties style:font-name-complex="Mangal" style:font-size-complex="10.5pt"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margin-top="0cm" fo:margin-bottom="0cm" fo:line-height="105%" fo:keep-together="always" fo:orphans="2" fo:widows="2" fo:hyphenation-ladder-count="no-limit" style:vertical-align="auto"/>
      <style:text-properties fo:color="#2e74b5" style:font-name="Calibri Light" fo:font-size="16pt" fo:language="en" fo:country="US" fo:font-weight="normal" style:letter-kerning="false" style:font-name-asian="Times New Roman" style:font-size-asian="16pt" style:language-asian="en" style:country-asian="US" style:font-weight-asian="normal" style:font-name-complex="Times New Roman" style:font-size-complex="16pt" style:language-complex="ar" style:country-complex="SA" style:font-weight-complex="normal" fo:hyphenate="tru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style:font-name-complex="Mangal" style:font-size-complex="10.5pt" fo:hyphenate="false" fo:hyphenation-remain-char-count="0" fo:hyphenation-push-char-count="0"/>
    </style:style>
    <style:style style:name="TOC_20_2" style:display-name="TOC 2" style:family="paragraph" style:parent-style-name="Normal" style:next-style-name="Normal" style:auto-update="true">
      <style:paragraph-properties fo:margin="100%" fo:margin-left="0.423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TOC_20_3" style:display-name="TOC 3" style:family="paragraph" style:parent-style-name="Normal" style:next-style-name="Normal" style:auto-update="true">
      <style:paragraph-properties fo:margin="100%" fo:margin-left="0.847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Quotations" style:family="paragraph" style:parent-style-name="Standard" style:class="html">
      <style:paragraph-properties fo:margin="100%"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Citation"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5LVL1" style:display-name="WW_CharLFO5LVL1" style:family="text">
      <style:text-properties style:font-name="Symbol"/>
    </style:style>
    <style:style style:name="WW_5f_CharLFO5LVL2" style:display-name="WW_CharLFO5LVL2" style:family="text">
      <style:text-properties style:font-name="Symbol"/>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ext_20_body">
      <style:text-properties style:font-name="CMU Serif" fo:font-size="10pt" style:font-size-asian="10pt" style:font-size-complex="10pt"/>
    </style:style>
    <style:style style:name="MT1" style:family="text">
      <style:text-properties style:font-name="CMU Serif"/>
    </style:style>
    <style:style style:name="MT2" style:family="text">
      <style:text-properties style:font-name="CMU Serif" fo:font-size="10pt" style:font-size-asian="10pt" style:font-size-complex="10pt"/>
    </style:style>
    <style:style style:name="MT3" style:family="text">
      <style:text-properties style:font-name="CMU Serif"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bookmark-start text:name="__RefHeading__700_18174886101"/>Software Engineering Group Projects – <text:span text:style-name="Default_20_Paragraph_20_Font"><text:span text:style-name="MT1">Maintenance Manual</text:span></text:span><text:tab/><text:tab/><text:tab/> Version 1.0(initial draft)<text:bookmark-end text:name="__RefHeading__700_18174886101"/></text:p>
      </style:header>
      <style:footer>
        <text:p text:style-name="Footer"><text:span text:style-name="Default_20_Paragraph_20_Font"><text:span text:style-name="MT2">COMPUTER SCIENCE / ABERYSTWYTH UNIVERSITY </text:span></text:span><text:span text:style-name="Default_20_Paragraph_20_Font"><text:span text:style-name="MT2"><text:tab/></text:span></text:span><text:span text:style-name="Default_20_Paragraph_20_Font"><text:span text:style-name="MT3">Page </text:span></text:span><text:span text:style-name="Default_20_Paragraph_20_Font"><text:span text:style-name="MT3"><text:page-number text:select-page="current">6</text:page-number></text:span></text:span><text:span text:style-name="Default_20_Paragraph_20_Font"><text:span text:style-name="MT3"> of </text:span></text:span><text:span text:style-name="Default_20_Paragraph_20_Font"><text:span text:style-name="MT3"><text:page-count>6</text:page-count></text:span></text:span></text:p>
      </style:foot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initial-creator>Mosopefoluwa David Adejumo [mda]</meta:initial-creator>
    <meta:creation-date>2013-12-01T14:04:00Z</meta:creation-date>
    <dc:date>2014-02-12T14:00:01</dc:date>
    <meta:editing-cycles>117</meta:editing-cycles>
    <meta:editing-duration>PT20H31M55S</meta:editing-duration>
    <dc:creator>Harry Buckley</dc:creator>
    <meta:document-statistic meta:table-count="1" meta:image-count="0" meta:object-count="0" meta:page-count="6" meta:paragraph-count="90" meta:word-count="539" meta:character-count="3527"/>
    <meta:template xlink:type="simple" xlink:actuate="onRequest" xlink:title="" xlink:href="../SE_07_DS_01%20(2).odt/Normal.dotm"/>
  </office:meta>
</office:document-meta>
</file>